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06e2" officeooo:paragraph-rsid="000906e2"/>
    </style:style>
    <style:style style:name="P2" style:family="paragraph" style:parent-style-name="Standard">
      <style:text-properties officeooo:rsid="000a49b5" officeooo:paragraph-rsid="000a49b5"/>
    </style:style>
    <style:style style:name="P3" style:family="paragraph" style:parent-style-name="Standard">
      <style:text-properties officeooo:rsid="000c5b02" officeooo:paragraph-rsid="000c5b02"/>
    </style:style>
    <style:style style:name="P4" style:family="paragraph" style:parent-style-name="Text_20_body">
      <style:text-properties officeooo:rsid="000a49b5" officeooo:paragraph-rsid="000a49b5"/>
    </style:style>
    <style:style style:name="P5" style:family="paragraph" style:parent-style-name="Standard">
      <style:text-properties officeooo:rsid="001262b5" officeooo:paragraph-rsid="001262b5"/>
    </style:style>
    <style:style style:name="P6" style:family="paragraph" style:parent-style-name="Standard">
      <style:text-properties officeooo:rsid="001262b5" officeooo:paragraph-rsid="001c16b0"/>
    </style:style>
    <style:style style:name="P7" style:family="paragraph" style:parent-style-name="Standard">
      <style:text-properties officeooo:paragraph-rsid="00139a1c"/>
    </style:style>
    <style:style style:name="P8" style:family="paragraph" style:parent-style-name="Standard">
      <style:text-properties officeooo:rsid="0014806c" officeooo:paragraph-rsid="0014806c"/>
    </style:style>
    <style:style style:name="P9" style:family="paragraph" style:parent-style-name="Standard">
      <style:text-properties officeooo:rsid="000a49b5" officeooo:paragraph-rsid="000a49b5"/>
    </style:style>
    <style:style style:name="P10" style:family="paragraph" style:parent-style-name="Standard">
      <style:text-properties officeooo:rsid="00156bcd" officeooo:paragraph-rsid="00156bcd"/>
    </style:style>
    <style:style style:name="P11" style:family="paragraph" style:parent-style-name="Standard">
      <style:text-properties officeooo:rsid="001832c7" officeooo:paragraph-rsid="001832c7"/>
    </style:style>
    <style:style style:name="P12" style:family="paragraph" style:parent-style-name="Standard">
      <style:text-properties officeooo:rsid="001f3d72" officeooo:paragraph-rsid="001f3d72"/>
    </style:style>
    <style:style style:name="P13" style:family="paragraph" style:parent-style-name="Standard">
      <style:text-properties officeooo:rsid="001fc7bf" officeooo:paragraph-rsid="001fc7bf"/>
    </style:style>
    <style:style style:name="P14" style:family="paragraph" style:parent-style-name="Standard">
      <style:text-properties fo:font-size="18pt" officeooo:rsid="001f3d72" officeooo:paragraph-rsid="001f3d72" style:font-size-asian="18pt" style:font-size-complex="18pt"/>
    </style:style>
    <style:style style:name="P15" style:family="paragraph" style:parent-style-name="Standard">
      <style:text-properties officeooo:rsid="0020a53d" officeooo:paragraph-rsid="0020a53d"/>
    </style:style>
    <style:style style:name="P16" style:family="paragraph" style:parent-style-name="Text_20_body" style:list-style-name="L1"/>
    <style:style style:name="P17" style:family="paragraph" style:parent-style-name="Text_20_body">
      <style:text-properties officeooo:rsid="00156bcd" officeooo:paragraph-rsid="00156bcd"/>
    </style:style>
    <style:style style:name="P18" style:family="paragraph" style:parent-style-name="Text_20_body" style:list-style-name="L1">
      <style:paragraph-properties fo:margin-top="0cm" fo:margin-bottom="0cm" style:contextual-spacing="false"/>
    </style:style>
    <style:style style:name="T1" style:family="text">
      <style:text-properties officeooo:rsid="000c5b02"/>
    </style:style>
    <style:style style:name="T2" style:family="text">
      <style:text-properties fo:font-style="italic"/>
    </style:style>
    <style:style style:name="T3" style:family="text">
      <style:text-properties style:text-position="33% 80%"/>
    </style:style>
    <style:style style:name="T4" style:family="text">
      <style:text-properties style:text-position="-33% 80%"/>
    </style:style>
    <style:style style:name="T5" style:family="text">
      <style:text-properties officeooo:rsid="001262b5"/>
    </style:style>
    <style:style style:name="T6" style:family="text">
      <style:text-properties officeooo:rsid="00136514"/>
    </style:style>
    <style:style style:name="T7" style:family="text">
      <style:text-properties officeooo:rsid="00139a1c"/>
    </style:style>
    <style:style style:name="T8" style:family="text">
      <style:text-properties officeooo:rsid="000a49b5"/>
    </style:style>
    <style:style style:name="T9" style:family="text">
      <style:text-properties officeooo:rsid="001be0b6"/>
    </style:style>
    <style:style style:name="T10" style:family="text">
      <style:text-properties fo:font-size="18pt" style:font-size-asian="18pt" style:font-size-complex="18pt"/>
    </style:style>
    <style:style style:name="T11" style:family="text">
      <style:text-properties fo:font-size="18pt" officeooo:rsid="001fc7bf" style:font-size-asian="18pt" style:font-size-complex="18pt"/>
    </style:style>
    <style:style style:name="T12" style:family="text">
      <style:text-properties officeooo:rsid="0020be32"/>
    </style:style>
    <style:style style:name="T13" style:family="text">
      <style:text-properties officeooo:rsid="0020df83"/>
    </style:style>
    <style:style style:name="T14" style:family="text">
      <style:text-properties officeooo:rsid="0021bca7"/>
    </style:style>
    <style:style style:name="T15" style:family="text">
      <style:text-properties officeooo:rsid="00230e7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done)</text:span>Avg clustering ceff vs clustering coeff of network(i-node)</text:p>
      <text:p text:style-name="P1">use largest connected comp when multiple cmponents</text:p>
      <text:p text:style-name="P1"><text:span text:style-name="T1">(done)</text:span>connect the backbone irrespective of the distance</text:p>
      <text:p text:style-name="P1"><text:span text:style-name="T1">(done)</text:span>avg degree vs threshold plot</text:p>
      <text:p text:style-name="P3">(Done)shortest path implement</text:p>
      <text:p text:style-name="P2"><text:span text:style-name="T15">(done)</text:span>various non covalent interactions in a protein and their cutoffs</text:p>
      <text:p text:style-name="P2"/>
      <text:p text:style-name="P5">types of covalent interactions:</text:p>
      <text:p text:style-name="P5"/>
      <text:p text:style-name="P5">electrostatic – <text:span text:style-name="T6">3.5 – 5.5 armstrong</text:span></text:p>
      <text:p text:style-name="P7"/>
      <text:p text:style-name="P8">Dipolar interactions: <text:span text:style-name="T13">IT is a type of VANDERWAAL FORCE.long range forces . Can be effective from large distances(&gt;10 nm) down to interatomic spacings</text:span></text:p>
      <text:p text:style-name="P7"/>
      <text:p text:style-name="P7"><text:span text:style-name="T5">vander waal forces(</text:span>mean adhesive/cohesive and/or repulsive forces between molecules.<text:span text:style-name="T7">) - <text:s/>3.4 Armstrong in B-DNA</text:span></text:p>
      <text:p text:style-name="P5"/>
      <text:p text:style-name="P6">hydrophobic effects<text:span text:style-name="T9">(very long range interactions 1-10 nm)- When proteins unfold, then the inner core nw interacts with the outer surrounding(water).It generally shield electtronic species from one another.Stronger magnitude than covalent. </text:span></text:p>
      <text:p text:style-name="P2"/>
      <text:p text:style-name="P10">Hydrogen bonding:<text:span text:style-name="T8">of 2.2-2.5 Å as "strong, mostly covalent", 2.5-3.2 Å as "moderate, mostly electrostatic", and 3.2-4.0 Å as "weak, electrostatic".</text:span></text:p>
      <text:p text:style-name="P11">H BONDS IN WATER:</text:p>
      <text:p text:style-name="P17">Hydrogen bonds cause violations of van der Walls surfaces. The hydrogen-bonding distance from H to O is around 1.8 Å, which is less than the sum of the O and H van der Waals radii (r<text:span text:style-name="T4">O</text:span>=1.5 Å; r<text:span text:style-name="T4">H</text:span>=1.0 Å). Also notice that the hydrogen-bonding distance from O to O is around 2.8 Å, which is less than twice the van der Waals radius of oxygen (r<text:span text:style-name="T4">O</text:span>=1.5 Å). </text:p>
      <text:p text:style-name="P10"/>
      <text:p text:style-name="P10"/>
      <text:p text:style-name="P10"/>
      <text:p text:style-name="P2">The use of cutoffs with the van der Waals interaction potential is quite reasonable. The potential is relatively short range and dies out as 1/<text:span text:style-name="T2">r</text:span><text:span text:style-name="T3">6</text:span>. By 8-10 Å the energy and forces are quite small. Thus, switching the van der Waals potential to zero at about 10 Å is a reasonable approximation. The Coulombic interactions, on the other hand, die off as 1/<text:span text:style-name="T2">r</text:span>, so even at considerable distances the energy of interaction is not negligible. However, except for a few formally charged groups, most molecules are composed of neutral fragments with dipoles and quadrupoles. In reality, then, the leading term in the electrostatic interaction between molecules or parts of molecules is a dipole-dipole interaction, which falls off as 1/<text:span text:style-name="T2">r</text:span><text:span text:style-name="T3">3</text:span>. </text:p>
      <text:p text:style-name="Text_20_body">To understand the implications, note that the interaction of two monopoles, each of one electronic unit of charge, is about 33 kcal mol<text:span text:style-name="T3">-1</text:span> at 10 Å, while the interaction energy of two dipoles formed from unit monopoles is no more than about 0.3 kcal mol<text:span text:style-name="T3">-1</text:span>. It is clear that ignoring the monopole-monopole interaction would be grossly misleading, whereas ignoring the dipole-dipole interaction would only be a modest approximation. If the nonbond cutoffs were applied on an atom-by-atom basis, they could artificially split dipoles by having one atom inside the cutoff and one atom outside. Instead of ignoring a relatively small dipole-dipole interaction, this would have the effect of artificially introducing a large, monopole-monopole interaction. To avoid these artifacts, the <text:span text:style-name="T2">Discover</text:span> program applies cutoffs over charge groups. </text:p>
      <text:p text:style-name="Text_20_body"><text:bookmark text:name="ch_group"/><text:soft-page-break/>A charge group is a small group of atoms close to each other which have a net charge of zero or almost zero. In many cases, charge groups are identical to common chemical functional groups. Thus, a carbonyl group, methyl group, or carboxylic group would also be an approximately neutral charge group. The <text:span text:style-name="T2">Discover</text:span> program designates one atom from each charge group as the switching atom. The <text:span text:style-name="T2">Discover</text:span> program generates the neighbor list by considering the distance between the switching atoms of two groups. If the distance is less than the cutoff distance, then all the atom pairs in the two groups are included. If the distance is greater than the cutoff, they are all excluded. Similarly, when calculating the actual interaction energy, the <text:span text:style-name="T2">Discover</text:span> program switches off the interaction between all atom-atom pairs in the two groups based only on the distance between the two switching atoms. This procedure prevents artifacts due to splitting of dipoles. </text:p>
      <text:p text:style-name="Text_20_body">The size of a charge group, as defined by the greatest distance from the switching atom to another atom in the group, must be significantly smaller than the cutoff distances. Otherwise, the interaction between two atoms close to each other might be ignored because the switching atoms of the two groups are farther apart than the cutoffs. Typical groups are no more than 1-3 Å large, so cutoffs larger than 7-8 Å are reasonable. However, occasionally molecules contain considerably larger groups. The <text:span text:style-name="T2">Discover</text:span> program checks the size of the groups against the cutoff distances, outputs an error message, and terminates if it decides the cutoffs are too short compared to the group size. In this case, you must either increase the cutoffs or redefine the groups to be smaller. The <text:span text:style-name="T2">Discover</text:span> program also warns you about significantly non-neutral groups. Some of these can be expected if the molecule contains formally charged functional groups, such as protonated amines and carboxylates. However, other non-neutral groups usually indicate an error in group definition</text:p>
      <text:p text:style-name="P2"/>
      <text:p text:style-name="P2"/>
      <text:p text:style-name="P2"/>
      <text:p text:style-name="P2"/>
      <text:p text:style-name="P2"/>
      <text:p text:style-name="P2"/>
      <text:p text:style-name="P2">The energy expression of <text:a xlink:type="simple" xlink:href="http://www.uoxray.uoregon.edu/local/manuals/biosym/discovery/General/Describe_Sys/EmpirFit_Surf.html#Eq2-6">Eq. 2-6</text:a>, which is representative of current forcefields, is computationally tractable only for systems with relatively small numbers of atoms. The number of internal coordinates grows linearly with the size of a molecule, so the computational work involved in the first nine terms in Eq. 2-6 also grows linearly. However, inspection of the final summation, which represents the nonbond interactions, reveals a quadratic dependence on the number of atoms in the system. If the system of interest has 1000 atoms, the nonbond summation has about 500,000 terms. If it has 10,000 atoms, the summation has 50,000,000! Therefore, it is common to introduce a nonbond cutoff, i.e., to neglect the nonbond interactions for pairs of atoms separated by distances greater than a cutoff value. Clearly, this has the potential for being a rather drastic simplification. A review of several cutoff methods was published by <text:a xlink:type="simple" xlink:href="http://www.uoxray.uoregon.edu/local/manuals/biosym/discovery/General/References.html#Brooks">Brooks et al. (1985)</text:a>. </text:p>
      <text:p text:style-name="Text_20_body">To appreciate the impact of cutoffs on computational efficiency, consider a protein-substrate-solvent system with 5000 total atoms. A system of this size would be typical of a small protein (100-150 residues) surrounded by 1-2 layers of water. </text:p>
      <text:p text:style-name="Text_20_body"><text:a xlink:type="simple" xlink:href="http://www.uoxray.uoregon.edu/local/manuals/biosym/discovery/General/Describe_Sys/figz/nonbondsVSdistance.gif">Figure 2-6</text:a> shows how the number of nonbond interactions increases with the cutoff distance. This calculation would run at least 10 times faster with an 8.0 Å cutoff than with no cutoff (assuming that the nonbond term is rate limiting, which it usually is). The trade-off is, of course, that interactions beyond the cutoff distance are not accounted for. Both van der Waals interactions and electrostatic interactions are significant up to 15 Å or more. For example, in a recent calculation of <text:soft-page-break/>the energy as a function of cutoff distance in the [Ala-Pro-D-Phe]<text:span text:style-name="T4">2</text:span> crystal, Kitson and Hagler showed that the nonbond energy accounted for changes from 63 to 97% of the asymptotic value as the cutoff distance was increased from 8 to 15 Å (<text:a xlink:type="simple" xlink:href="http://www.uoxray.uoregon.edu/local/manuals/biosym/discovery/General/References.html#Kitson">Kitson and Hagler 1988</text:a>). </text:p>
      <text:p text:style-name="Text_20_body"><text:a xlink:type="simple" xlink:href="http://www.uoxray.uoregon.edu/local/manuals/biosym/discovery/General/Describe_Sys/figz/vDWenergyVSdistance.gif">Figure 2-7</text:a> shows how the van der Waals component of the nonbond energy varies as a function of cutoff distance for the [Ala-Pro-D-Phe]<text:span text:style-name="T4">2</text:span> crystal. The van der Waals energy changes by 40% when the cutoff distance is increased from 8 to 15 Å. The exact dependence of the energy on the cutoff distance depends on the system itself and should be calibrated for each new system. </text:p>
      <text:p text:style-name="P2"/>
      <text:p text:style-name="P2"/>
      <text:p text:style-name="P2"/>
      <text:p text:style-name="P2"/>
      <text:p text:style-name="P2"/>
      <text:p text:style-name="P2"/>
      <text:p text:style-name="P2"/>
      <text:p text:style-name="P2"/>
      <text:p text:style-name="P2">The mean donor-acceptor distances in protein secondary structure elements are close to 3.0 Å, as are those between bases in Watson-Crick pairing (Jeffrey<text:bookmark text:name="cite_ref-jeffrey_0-0"/><text:a xlink:type="simple" xlink:href="http://proteopedia.org/wiki/index.php/Hydrogen_bonds#cite_note-jeffrey-0">[1]</text:a>, pp. 191, 200). Jeffrey<text:bookmark text:name="cite_ref-jeffrey_0-1"/><text:a xlink:type="simple" xlink:href="http://proteopedia.org/wiki/index.php/Hydrogen_bonds#cite_note-jeffrey-0">[1]</text:a> (page 12) categorizes hbonds with donor-acceptor distances of 2.2-2.5 Å as "strong, mostly covalent", 2.5-3.2 Å as "moderate, mostly electrostatic", and 3.2-4.0 Å as "weak, electrostatic". Energies are given as 40-14, 15-4, and &lt;4 kcal/mol respectively. Most hbonds in proteins are in the moderate category. Strong hbonds require moieties or conditions that are rare within proteins. The hydrogen atoms in moderate hbonds often do not lie on the straight line connecting the donor to acceptor, so donor-acceptor distance slightly underestimates the length of the hbond (Jeffrey<text:bookmark text:name="cite_ref-jeffrey_0-2"/><text:a xlink:type="simple" xlink:href="http://proteopedia.org/wiki/index.php/Hydrogen_bonds#cite_note-jeffrey-0">[1]</text:a>, p. 14). </text:p>
      <text:p text:style-name="P2"/>
      <text:p text:style-name="P2"/>
      <text:p text:style-name="P2"/>
      <text:p text:style-name="P2"/>
      <text:p text:style-name="P2"/>
      <text:p text:style-name="P2"/>
      <text:p text:style-name="P4">Since many <text:a xlink:type="simple" xlink:href="http://proteopedia.org/wiki/index.php/PDB_file">PDB files</text:a> lack <text:a xlink:type="simple" xlink:href="http://proteopedia.org/wiki/index.php/Hydrogen_in_macromolecular_models">hydrogen atoms</text:a>, the possibility of an energetically significant hydrogen bond exists when donor and acceptor atoms are within about 3.5 Å of each other. However, before rigorously concluding that a hydrogen bond is present in a macromolecular crystal structure, viewers should first: </text:p>
      <text:list xml:id="list4918807050480648298" text:style-name="L1">
        <text:list-item>
          <text:p text:style-name="P18">Consider the overall coordinate error implied by the resolution of the structure. </text:p>
        </text:list-item>
        <text:list-item>
          <text:p text:style-name="P18">Survey local temperature factor values to see if the involved model coordinates are well-determined. </text:p>
        </text:list-item>
        <text:list-item>
          <text:p text:style-name="P18">Factor in corroborating evidence such as involvement in surrounding elements of secondary structure. </text:p>
        </text:list-item>
        <text:list-item>
          <text:p text:style-name="P18">Inspect the electron density, if available, to confirm that the model coordinates are actually in density. </text:p>
        </text:list-item>
        <text:list-item>
          <text:p text:style-name="P18">Assess whether or not nearby side chain conformations make sense (ASN, GLN, and HIS must often be flipped). </text:p>
        </text:list-item>
        <text:list-item>
          <text:p text:style-name="P18">Evaluate the local electrostatic potential to confirm that it is consistent with the assumed ionization states. </text:p>
        </text:list-item>
        <text:list-item>
          <text:p text:style-name="P16">If the putative hydrogen bond involves a small-molecule ligand, check that the ligand donors <text:soft-page-break/>and acceptors have been correctly assigned (hydroxyl vs. ketone, amine vs. imine, etc.). </text:p>
        </text:list-item>
      </text:list>
      <text:p text:style-name="P2"/>
      <text:p text:style-name="P12">TYPES OF CLUSTEING COEFFICIENT:</text:p>
      <text:p text:style-name="P14">1.Find for each node and take average. - Average clustering coefficient</text:p>
      <text:p text:style-name="P12"/>
      <text:p text:style-name="P12"/>
      <text:p text:style-name="P12"/>
      <text:p text:style-name="P12"><text:span text:style-name="T11">2.</text:span><text:span text:style-name="T10">Find global clustering coefficient:</text:span></text:p>
      <text:p text:style-name="P13"><text:span text:style-name="T10">two terms:</text:span></text:p>
      <text:p text:style-name="P13"><text:span text:style-name="T10">Closed triplets: 3 vertices 3 edges - <text:s/>basically 3 * no of triangles</text:span></text:p>
      <text:p text:style-name="P13"/>
      <text:p text:style-name="P13"><text:span text:style-name="T10">connected triplets: 3 vertices, 2 edges – basically all subgraphs of 3 nodes and 2 edges(here also one triangle gives 3 connected triplets)</text:span></text:p>
      <text:p text:style-name="P13"/>
      <text:p text:style-name="P15"><text:span text:style-name="T10">Consider 5 nodes 3 triangle graph </text:span></text:p>
      <text:p text:style-name="P15"><text:span text:style-name="T10">By first method Clust coeff = 23/30</text:span></text:p>
      <text:p text:style-name="P15"><text:span text:style-name="T10">by second method = 9/14</text:span></text:p>
      <text:p text:style-name="P1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3T12:09:55.763655027</meta:creation-date>
    <dc:date>2016-06-08T23:08:57.669735809</dc:date>
    <meta:editing-duration>PT2H24M42S</meta:editing-duration>
    <meta:editing-cycles>30</meta:editing-cycles>
    <meta:generator>LibreOffice/4.2.8.2$Linux_X86_64 LibreOffice_project/420m0$Build-2</meta:generator>
    <meta:document-statistic meta:table-count="0" meta:image-count="0" meta:object-count="0" meta:page-count="4" meta:paragraph-count="41" meta:word-count="1519" meta:character-count="9629" meta:non-whitespace-character-count="8132"/>
  </office:meta>
</office:document-meta>
</file>